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66bee" officeooo:paragraph-rsid="00066bee" style:font-weight-asian="bold" style:font-weight-complex="bold"/>
    </style:style>
    <style:style style:name="P2" style:family="paragraph" style:parent-style-name="Standard">
      <style:text-properties fo:color="#ff3333" fo:font-size="14pt" style:text-underline-style="solid" style:text-underline-width="auto" style:text-underline-color="font-color" officeooo:rsid="00066bee" officeooo:paragraph-rsid="00066bee" style:font-size-asian="14pt" style:font-size-complex="14pt"/>
    </style:style>
    <style:style style:name="P3" style:family="paragraph" style:parent-style-name="Standard">
      <style:text-properties fo:color="#ff3333" fo:font-size="14pt" style:text-underline-style="solid" style:text-underline-width="auto" style:text-underline-color="font-color" fo:font-weight="bold" officeooo:rsid="00066bee" officeooo:paragraph-rsid="00066bee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ff" fo:font-size="14pt" style:text-underline-style="solid" style:text-underline-width="auto" style:text-underline-color="font-color" officeooo:rsid="000db458" officeooo:paragraph-rsid="00066bee" style:font-size-asian="14pt" style:font-size-complex="14pt"/>
    </style:style>
    <style:style style:name="P5" style:family="paragraph" style:parent-style-name="Standard">
      <style:text-properties fo:color="#0000ff" fo:font-size="14pt" style:text-underline-style="solid" style:text-underline-width="auto" style:text-underline-color="font-color" officeooo:rsid="00066bee" officeooo:paragraph-rsid="00066bee" style:font-size-asian="14pt" style:font-size-complex="14pt"/>
    </style:style>
    <style:style style:name="P6" style:family="paragraph" style:parent-style-name="Standard">
      <style:text-properties fo:color="#0000ff" fo:font-size="14pt" style:text-underline-style="solid" style:text-underline-width="auto" style:text-underline-color="font-color" officeooo:rsid="0011e0a3" officeooo:paragraph-rsid="0011e0a3" style:font-size-asian="14pt" style:font-size-complex="14pt"/>
    </style:style>
    <style:style style:name="P7" style:family="paragraph" style:parent-style-name="Standard">
      <style:text-properties fo:color="#0000ff" fo:font-size="14pt" style:text-underline-style="solid" style:text-underline-width="auto" style:text-underline-color="font-color" fo:font-weight="bold" officeooo:rsid="000db458" officeooo:paragraph-rsid="00066bee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00ff" fo:font-size="14pt" style:text-underline-style="solid" style:text-underline-width="auto" style:text-underline-color="font-color" fo:font-weight="bold" officeooo:rsid="00066bee" officeooo:paragraph-rsid="00066bee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ff" fo:font-size="14pt" style:text-underline-style="solid" style:text-underline-width="auto" style:text-underline-color="font-color" fo:font-weight="bold" officeooo:rsid="0013fca0" officeooo:paragraph-rsid="00066bee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00ff" fo:font-size="14pt" style:text-underline-style="none" fo:font-weight="bold" officeooo:rsid="00066bee" officeooo:paragraph-rsid="00066bee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000000" fo:font-size="14pt" style:text-underline-style="none" officeooo:rsid="00066bee" officeooo:paragraph-rsid="00066bee" style:font-size-asian="14pt" style:font-size-complex="14pt"/>
    </style:style>
    <style:style style:name="P12" style:family="paragraph" style:parent-style-name="Standard">
      <style:text-properties fo:color="#000000" fo:font-size="14pt" style:text-underline-style="none" fo:font-weight="bold" officeooo:rsid="00082100" officeooo:paragraph-rsid="00082100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000000" fo:font-size="14pt" style:text-underline-style="solid" style:text-underline-width="auto" style:text-underline-color="font-color" officeooo:rsid="000db458" officeooo:paragraph-rsid="00066bee" style:font-size-asian="14pt" style:font-size-complex="14pt"/>
    </style:style>
    <style:style style:name="P14" style:family="paragraph" style:parent-style-name="Standard">
      <style:text-properties officeooo:rsid="00135845" officeooo:paragraph-rsid="00066bee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fo:font-size="14pt" style:text-underline-style="none" officeooo:rsid="00082100" officeooo:paragraph-rsid="00082100" style:font-size-asian="14pt" style:font-size-complex="14pt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fo:font-size="14pt" style:text-underline-style="none" officeooo:rsid="00082100" officeooo:paragraph-rsid="0009c3c6" style:font-size-asian="14pt" style:font-size-complex="14pt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fo:font-size="14pt" style:text-underline-style="none" officeooo:rsid="000bccc3" officeooo:paragraph-rsid="000bccc3" style:font-size-asian="14pt" style:font-size-complex="14pt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00" fo:font-size="14pt" style:text-underline-style="none" officeooo:rsid="0009c3c6" officeooo:paragraph-rsid="0009c3c6" style:font-size-asian="14pt" style:font-size-complex="14pt"/>
    </style:style>
    <style:style style:name="P19" style:family="paragraph" style:parent-style-name="Standard" style:list-style-name="L3">
      <style:text-properties fo:color="#000000" fo:font-size="14pt" style:text-underline-style="none" officeooo:rsid="000ac302" officeooo:paragraph-rsid="000ac302" style:font-size-asian="14pt" style:font-size-complex="14pt"/>
    </style:style>
    <style:style style:name="P20" style:family="paragraph" style:parent-style-name="Standard">
      <style:text-properties fo:color="#000000" fo:font-size="14pt" style:text-underline-style="none" fo:font-weight="bold" officeooo:rsid="00082100" officeooo:paragraph-rsid="00082100" style:font-size-asian="14pt" style:font-weight-asian="bold" style:font-size-complex="14pt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fo:color="#000000" fo:font-size="14pt" style:text-underline-style="none" fo:font-weight="normal" officeooo:rsid="0007aaac" officeooo:paragraph-rsid="0010a78d" style:font-size-asian="14pt" style:font-weight-asian="normal" style:font-size-complex="14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color="#000000" fo:font-size="14pt" style:text-underline-style="none" fo:font-weight="normal" officeooo:rsid="0007aaac" officeooo:paragraph-rsid="0007aaac" style:font-size-asian="14pt" style:font-weight-asian="normal" style:font-size-complex="14pt" style:font-weight-complex="normal"/>
    </style:style>
    <style:style style:name="P23" style:family="paragraph" style:parent-style-name="Standard" style:list-style-name="L3">
      <style:text-properties fo:color="#000000" fo:font-size="14pt" style:text-underline-style="none" fo:font-weight="normal" officeooo:rsid="000ac302" officeooo:paragraph-rsid="000ac302" style:font-size-asian="14pt" style:font-weight-asian="normal" style:font-size-complex="14pt" style:font-weight-complex="normal"/>
    </style:style>
    <style:style style:name="P24" style:family="paragraph" style:parent-style-name="Standard" style:list-style-name="L5">
      <style:text-properties fo:color="#000000" fo:font-size="14pt" style:text-underline-style="none" fo:font-weight="normal" officeooo:rsid="0011e0a3" officeooo:paragraph-rsid="0011e0a3" style:font-size-asian="14pt" style:font-weight-asian="normal" style:font-size-complex="14pt" style:font-weight-complex="normal"/>
    </style:style>
    <style:style style:name="P25" style:family="paragraph" style:parent-style-name="Standard" style:list-style-name="L7">
      <style:text-properties fo:color="#000000" fo:font-size="14pt" style:text-underline-style="none" fo:font-weight="normal" officeooo:rsid="0013fca0" officeooo:paragraph-rsid="0013fca0" style:font-size-asian="14pt" style:font-weight-asian="normal" style:font-size-complex="14pt" style:font-weight-complex="normal"/>
    </style:style>
    <style:style style:name="P26" style:family="paragraph" style:parent-style-name="Standard" style:list-style-name="L9">
      <style:text-properties fo:color="#000000" fo:font-size="14pt" style:text-underline-style="none" fo:font-weight="normal" officeooo:rsid="001908d6" officeooo:paragraph-rsid="001908d6" style:font-size-asian="14pt" style:font-weight-asian="normal" style:font-size-complex="14pt" style:font-weight-complex="normal"/>
    </style:style>
    <style:style style:name="P27" style:family="paragraph" style:parent-style-name="Standard" style:list-style-name="L7">
      <style:text-properties fo:color="#000000" fo:font-size="14pt" style:text-underline-style="none" fo:font-weight="normal" officeooo:rsid="001dabf1" officeooo:paragraph-rsid="001dabf1" style:font-size-asian="14pt" style:font-weight-asian="normal" style:font-size-complex="14pt" style:font-weight-complex="normal"/>
    </style:style>
    <style:style style:name="P28" style:family="paragraph" style:parent-style-name="Standard" style:list-style-name="L5">
      <style:text-properties fo:color="#000000" style:text-underline-style="none" fo:font-weight="normal" officeooo:paragraph-rsid="0010a78d" style:font-weight-asian="normal" style:font-weight-complex="normal"/>
    </style:style>
    <style:style style:name="P29" style:family="paragraph" style:parent-style-name="Standard" style:list-style-name="L5">
      <style:text-properties fo:color="#000000" style:text-underline-style="none" fo:font-weight="normal" officeooo:rsid="0011e0a3" officeooo:paragraph-rsid="0011e0a3" style:font-weight-asian="normal" style:font-weight-complex="normal"/>
    </style:style>
    <style:style style:name="P30" style:family="paragraph" style:parent-style-name="Standard" style:list-style-name="L3">
      <style:text-properties officeooo:paragraph-rsid="000e73ed"/>
    </style:style>
    <style:style style:name="P31" style:family="paragraph" style:parent-style-name="Standard" style:list-style-name="L3">
      <style:text-properties officeooo:rsid="0010a78d" officeooo:paragraph-rsid="0010a78d"/>
    </style:style>
    <style:style style:name="P32" style:family="paragraph" style:parent-style-name="Standard" style:list-style-name="L4">
      <style:text-properties officeooo:paragraph-rsid="0011e0a3"/>
    </style:style>
    <style:style style:name="P33" style:family="paragraph" style:parent-style-name="Standard" style:list-style-name="L4">
      <style:text-properties officeooo:rsid="0011e0a3" officeooo:paragraph-rsid="0011e0a3"/>
    </style:style>
    <style:style style:name="P34" style:family="paragraph" style:parent-style-name="Standard" style:list-style-name="L4">
      <style:text-properties officeooo:rsid="00164b0c" officeooo:paragraph-rsid="00164b0c"/>
    </style:style>
    <style:style style:name="P35" style:family="paragraph" style:parent-style-name="Standard" style:list-style-name="L9">
      <style:text-properties officeooo:paragraph-rsid="001908d6"/>
    </style:style>
    <style:style style:name="P36" style:family="paragraph" style:parent-style-name="Standard" style:list-style-name="L9">
      <style:text-properties officeooo:rsid="001ae758" officeooo:paragraph-rsid="001ae758"/>
    </style:style>
    <style:style style:name="P37" style:family="paragraph" style:parent-style-name="Standard" style:list-style-name="L9">
      <style:text-properties officeooo:rsid="001c144d" officeooo:paragraph-rsid="001c144d"/>
    </style:style>
    <style:style style:name="P38" style:family="paragraph" style:parent-style-name="Standard" style:list-style-name="L9">
      <style:text-properties fo:font-weight="bold" officeooo:rsid="001c144d" officeooo:paragraph-rsid="001c144d" style:font-weight-asian="bold" style:font-weight-complex="bold"/>
    </style:style>
    <style:style style:name="P39" style:family="paragraph" style:parent-style-name="Standard" style:list-style-name="L9">
      <style:text-properties officeooo:rsid="001de562" officeooo:paragraph-rsid="001de562"/>
    </style:style>
    <style:style style:name="P40" style:family="paragraph" style:parent-style-name="Standard" style:list-style-name="L9">
      <style:text-properties officeooo:rsid="001e2435" officeooo:paragraph-rsid="001e2435"/>
    </style:style>
    <style:style style:name="P41" style:family="paragraph" style:parent-style-name="Preformatted_20_Text" style:list-style-name="L3">
      <style:text-properties fo:color="#000000" fo:font-size="14pt" style:text-underline-style="none" fo:font-weight="normal" officeooo:rsid="000ac302" officeooo:paragraph-rsid="000ac302" style:font-size-asian="14pt" style:font-weight-asian="normal" style:font-size-complex="14pt" style:font-weight-complex="normal"/>
    </style:style>
    <style:style style:name="T1" style:family="text">
      <style:text-properties officeooo:rsid="00082100"/>
    </style:style>
    <style:style style:name="T2" style:family="text">
      <style:text-properties officeooo:rsid="0009c3c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3c9e" style:font-weight-asian="normal" style:font-weight-complex="normal"/>
    </style:style>
    <style:style style:name="T5" style:family="text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fo:color="#000000" fo:font-size="14pt" style:text-underline-style="none" fo:font-weight="normal" officeooo:rsid="0009c3c6" style:font-size-asian="14pt" style:font-weight-asian="normal" style:font-size-complex="14pt" style:font-weight-complex="normal"/>
    </style:style>
    <style:style style:name="T7" style:family="text">
      <style:text-properties fo:color="#000000" fo:font-size="14pt" style:text-underline-style="none" fo:font-weight="normal" officeooo:rsid="000ce1be" style:font-size-asian="14pt" style:font-weight-asian="normal" style:font-size-complex="14pt" style:font-weight-complex="normal"/>
    </style:style>
    <style:style style:name="T8" style:family="text">
      <style:text-properties fo:color="#000000" fo:font-size="14pt" style:text-underline-style="none" fo:font-weight="normal" officeooo:rsid="000e73ed" style:font-size-asian="14pt" style:font-weight-asian="normal" style:font-size-complex="14pt" style:font-weight-complex="normal"/>
    </style:style>
    <style:style style:name="T9" style:family="text">
      <style:text-properties fo:color="#000000" fo:font-size="14pt" style:text-underline-style="none" fo:font-weight="normal" officeooo:rsid="0010a78d" style:font-size-asian="14pt" style:font-weight-asian="normal" style:font-size-complex="14pt" style:font-weight-complex="normal"/>
    </style:style>
    <style:style style:name="T10" style:family="text">
      <style:text-properties fo:color="#000000" fo:font-size="14pt" style:text-underline-style="none" fo:font-weight="normal" officeooo:rsid="001908d6" style:font-size-asian="14pt" style:font-weight-asian="normal" style:font-size-complex="14pt" style:font-weight-complex="normal"/>
    </style:style>
    <style:style style:name="T11" style:family="text">
      <style:text-properties fo:color="#000000" fo:font-size="14pt" style:text-underline-style="none" fo:font-weight="normal" officeooo:rsid="001c144d" style:font-size-asian="14pt" style:font-weight-asian="normal" style:font-size-complex="14pt" style:font-weight-complex="normal"/>
    </style:style>
    <style:style style:name="T12" style:family="text">
      <style:text-properties fo:color="#000000" fo:font-size="14pt" style:text-underline-style="none" fo:font-weight="normal" officeooo:rsid="001dfd7f" style:font-size-asian="14pt" style:font-weight-asian="normal" style:font-size-complex="14pt" style:font-weight-complex="normal"/>
    </style:style>
    <style:style style:name="T13" style:family="text">
      <style:text-properties fo:color="#000000" fo:font-size="14pt" style:text-underline-style="none" fo:font-weight="normal" officeooo:rsid="001e2435" style:font-size-asian="14pt" style:font-weight-asian="normal" style:font-size-complex="14pt" style:font-weight-complex="normal"/>
    </style:style>
    <style:style style:name="T14" style:family="text">
      <style:text-properties fo:color="#000000" fo:font-size="14pt" style:text-underline-style="none" fo:font-weight="normal" officeooo:rsid="001f4be1" style:font-size-asian="14pt" style:font-weight-asian="normal" style:font-size-complex="14pt" style:font-weight-complex="normal"/>
    </style:style>
    <style:style style:name="T15" style:family="text">
      <style:text-properties fo:color="#000000" fo:font-size="14pt" style:text-underline-style="none" style:font-size-asian="14pt" style:font-size-complex="14pt"/>
    </style:style>
    <style:style style:name="T16" style:family="text">
      <style:text-properties fo:color="#000000" fo:font-size="14pt" style:text-underline-style="none" officeooo:rsid="0011e0a3" style:font-size-asian="14pt" style:font-size-complex="14pt"/>
    </style:style>
    <style:style style:name="T17" style:family="text">
      <style:text-properties fo:color="#000000" fo:font-size="14pt" style:text-underline-style="none" officeooo:rsid="00135ef3" style:font-size-asian="14pt" style:font-size-complex="14pt"/>
    </style:style>
    <style:style style:name="T18" style:family="text">
      <style:text-properties officeooo:rsid="000bccc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0c3c9e"/>
    </style:style>
    <style:style style:name="T21" style:family="text">
      <style:text-properties fo:font-variant="normal" fo:text-transform="none" style:font-name="Liberation Serif" fo:letter-spacing="normal" fo:font-style="normal"/>
    </style:style>
    <style:style style:name="T22" style:family="text">
      <style:text-properties fo:font-variant="normal" fo:text-transform="none" style:font-name="Liberation Serif" fo:letter-spacing="normal" fo:font-style="normal" officeooo:rsid="000c3c9e"/>
    </style:style>
    <style:style style:name="T23" style:family="text">
      <style:text-properties officeooo:rsid="0011e0a3"/>
    </style:style>
    <style:style style:name="T24" style:family="text">
      <style:text-properties officeooo:rsid="00135845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10a78d" style:font-size-asian="14pt" style:font-size-complex="14pt"/>
    </style:style>
    <style:style style:name="T27" style:family="text">
      <style:text-properties fo:font-size="14pt" officeooo:rsid="0011e0a3" style:font-size-asian="14pt" style:font-size-complex="14pt"/>
    </style:style>
    <style:style style:name="T28" style:family="text">
      <style:text-properties fo:font-size="14pt" officeooo:rsid="00135ef3" style:font-size-asian="14pt" style:font-size-complex="14pt"/>
    </style:style>
    <style:style style:name="T29" style:family="text">
      <style:text-properties officeooo:rsid="001c144d"/>
    </style:style>
    <style:style style:name="T30" style:family="text">
      <style:text-properties officeooo:rsid="001dab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ING <text:span text:style-name="T24">FLASK</text:span> COME TRUE!</text:p>
      <text:p text:style-name="P14"/>
      <text:p text:style-name="P7"><text:span text:style-name="T1">1. </text:span>I can activate and deactivate a virtual environment.</text:p>
      <text:p text:style-name="P12">To activate venv:</text:p>
      <text:list xml:id="list8943873558608893113" text:style-name="L1">
        <text:list-item>
          <text:p text:style-name="P15">Open terminal</text:p>
        </text:list-item>
        <text:list-item>
          <text:p text:style-name="P16">Get in the appropriate folde<text:span text:style-name="T2">r</text:span></text:p>
        </text:list-item>
        <text:list-item>
          <text:p text:style-name="P17">type ls</text:p>
        </text:list-item>
        <text:list-item>
          <text:p text:style-name="P18">If you see <text:span text:style-name="T19">venv </text:span><text:span text:style-name="T4">inside the folder</text:span> that means you <text:span text:style-name="T18">already </text:span>have flask </text:p>
        </text:list-item>
        <text:list-item>
          <text:p text:style-name="P17"><text:tab/>If not you should install flask <text:span text:style-name="T20">(see #2)</text:span></text:p>
        </text:list-item>
        <text:list-item>
          <text:p text:style-name="P18">type source venv/bin/activate</text:p>
        </text:list-item>
        <text:list-item>
          <text:p text:style-name="P18">(venv) means that you are in the virtual env yay! </text:p>
        </text:list-item>
        <text:list-item>
          <text:p text:style-name="P18"/>
        </text:list-item>
      </text:list>
      <text:p text:style-name="P12">To deactivate venv:</text:p>
      <text:list xml:id="list5714774285556933448" text:style-name="L2">
        <text:list-item>
          <text:p text:style-name="P21">Then you type deactivate</text:p>
          <text:p text:style-name="P21">Control c <text:span text:style-name="T2">(cancel)- to cancel the process while its running</text:span></text:p>
          <text:p text:style-name="P22"/>
        </text:list-item>
      </text:list>
      <text:p text:style-name="P10"><text:span text:style-name="T1">2. </text:span>I can create a new virtual environment and install Flask on it.</text:p>
      <text:list xml:id="list6743877158701238983" text:style-name="L3">
        <text:list-item>
          <text:p text:style-name="P23">Create a folder</text:p>
        </text:list-item>
        <text:list-item>
          <text:p text:style-name="P23">Open Terminal and get inside the appropriate folder</text:p>
        </text:list-item>
        <text:list-item>
          <text:p text:style-name="P41"><text:span text:style-name="T22">type </text:span><text:span text:style-name="T21">virtualenv venv </text:span><text:span text:style-name="T22">(create a venv) </text:span></text:p>
          <text:list>
            <text:list-item>
              <text:p text:style-name="P23">It should install and say pip...done.</text:p>
            </text:list-item>
          </text:list>
        </text:list-item>
        <text:list-item>
          <text:p text:style-name="P30"><text:span text:style-name="T9">Now a</text:span><text:span text:style-name="T7">ctivate </text:span><text:span text:style-name="T9">venv= <text:s text:c="3"/></text:span><text:span text:style-name="T8">source </text:span><text:span text:style-name="T6">venv/bin/activate</text:span></text:p>
        </text:list-item>
        <text:list-item>
          <text:p text:style-name="P31"><text:span text:style-name="T6">T</text:span><text:span text:style-name="T5">o install flask:</text:span></text:p>
          <text:list>
            <text:list-item>
              <text:p text:style-name="P19"><text:span text:style-name="T3">Then type= pip install flask (if </text:span><text:span text:style-name="T4">successful</text:span><text:span text:style-name="T3"> you should see inside the flask folder bin, include, lib, local) </text:span></text:p>
            </text:list-item>
          </text:list>
        </text:list-item>
      </text:list>
      <text:p text:style-name="P2"/>
      <text:p text:style-name="P8"><text:span text:style-name="T1">3. </text:span>I can launch a Flask app on my local computer, if the code for that app already exists and is stable.</text:p>
      <text:p text:style-name="P6"/>
      <text:list xml:id="list4299866042259145339" text:style-name="L4">
        <text:list-item>
          <text:p text:style-name="P32"><text:span text:style-name="T16">Activate venv: </text:span><text:span text:style-name="T17">source venv/bin/activate</text:span></text:p>
        </text:list-item>
        <text:list-item>
          <text:p text:style-name="P33"><text:span text:style-name="T15">then run </text:span><text:span text:style-name="T17">it </text:span><text:span text:style-name="T15">= python run.py</text:span></text:p>
        </text:list-item>
        <text:list-item>
          <text:p text:style-name="P34"><text:span text:style-name="T15">(It should produce a address with numbers) </text:span></text:p>
        </text:list-item>
      </text:list>
      <text:p text:style-name="P11"/>
      <text:p text:style-name="P5"/>
      <text:p text:style-name="P7"><text:span text:style-name="T1">4.</text:span>I can use a browser to view a Flask app running locally.</text:p>
      <text:p text:style-name="P13"/>
      <text:list xml:id="list4518333170189882679" text:style-name="L5">
        <text:list-item>
          <text:p text:style-name="P28"><text:span text:style-name="T26">After </text:span><text:span text:style-name="T27">run is done you can:</text:span></text:p>
          <text:p text:style-name="P29"><text:span text:style-name="T28">1.</text:span><text:span text:style-name="T25">open browser and type in the numbers</text:span></text:p>
          <text:p text:style-name="P29"><text:span text:style-name="T28">2. </text:span><text:span text:style-name="T25">click on the number to open browser</text:span></text:p>
        </text:list-item>
        <text:list-item>
          <text:p text:style-name="P24">You should see the app displayed on the browser</text:p>
        </text:list-item>
      </text:list>
      <text:p text:style-name="P4"><text:soft-page-break/></text:p>
      <text:p text:style-name="P3"><text:span text:style-name="T1">5.</text:span>I can create a new Flask app that puts “Hello, world!”</text:p>
      <text:list xml:id="list4608004080779219327" text:style-name="L9">
        <text:list-item>
          <text:p text:style-name="P26">Create a project folder</text:p>
        </text:list-item>
        <text:list-item>
          <text:p text:style-name="P26">Inside the project folder you will have a venv folder and<text:span text:style-name="T29"> </text:span>app folder</text:p>
          <text:list>
            <text:list-item>
              <text:p text:style-name="P26">you will also have config.py and run.py</text:p>
            </text:list-item>
          </text:list>
        </text:list-item>
        <text:list-item>
          <text:p text:style-name="P35"><text:span text:style-name="T10">Inside the practice app folder you will have 2 folders= static and templates (all lower case!) 2 files= __init__.py &amp; views.py </text:span><text:span text:style-name="T11">(make sure </text:span><text:span text:style-name="T13">you</text:span><text:span text:style-name="T11"> have 2 underscores!!) </text:span></text:p>
        </text:list-item>
        <text:list-item>
          <text:p text:style-name="P36"><text:span text:style-name="T10">s</text:span><text:span text:style-name="T5">tatic will hold css and pics</text:span></text:p>
        </text:list-item>
        <text:list-item>
          <text:p text:style-name="P36"><text:span text:style-name="T5">templates will hold html</text:span></text:p>
        </text:list-item>
        <text:list-item>
          <text:p text:style-name="P37"><text:span text:style-name="T5">Now you have all the folders &amp; files needed </text:span></text:p>
          <text:p text:style-name="P38"><text:span text:style-name="T15">To print “Hello, World”</text:span></text:p>
        </text:list-item>
        <text:list-item>
          <text:p text:style-name="P37"><text:span text:style-name="T5">Go into your view.py file and write “Hello, World” in the return section. </text:span></text:p>
        </text:list-item>
        <text:list-item>
          <text:p text:style-name="P37"><text:span text:style-name="T5">Save</text:span></text:p>
        </text:list-item>
        <text:list-item>
          <text:p text:style-name="P40"><text:span text:style-name="T5">Make sure to have def index </text:span><text:span text:style-name="T14">( )</text:span></text:p>
        </text:list-item>
        <text:list-item>
          <text:p text:style-name="P39"><text:span text:style-name="T5">Run </text:span><text:span text:style-name="T12">it by using python run.py</text:span></text:p>
        </text:list-item>
      </text:list>
      <text:p text:style-name="P2"/>
      <text:p text:style-name="P7"><text:span text:style-name="T1">6.</text:span>I can render an HTML te<text:span text:style-name="T23">m</text:span>plate through a Flask view.</text:p>
      <text:p text:style-name="P9"/>
      <text:list xml:id="list4879653155797676889" text:style-name="L7">
        <text:list-item>
          <text:p text:style-name="P25">put the file you want to use/ <text:span text:style-name="T30">see on the url</text:span> inside the template folder</text:p>
        </text:list-item>
        <text:list-item>
          <text:p text:style-name="P27">Then lauch it on flask</text:p>
        </text:list-item>
      </text:list>
      <text:p text:style-name="P7"/>
      <text:p text:style-name="P7"><text:span text:style-name="T1">7. </text:span>I can create an HTML link that lets the user switch between HTML views when the app is runn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ea Martinez</meta:initial-creator>
    <meta:creation-date>2014-05-22T10:33:58.675873197</meta:creation-date>
    <dc:date>2014-05-23T16:26:56.326214203</dc:date>
    <dc:creator>Aurea Martinez</dc:creator>
    <meta:editing-duration>PT6H12M36S</meta:editing-duration>
    <meta:editing-cycles>21</meta:editing-cycles>
    <meta:generator>LibreOffice/4.1.3.2$Linux_X86_64 LibreOffice_project/410m0$Build-2</meta:generator>
    <meta:document-statistic meta:table-count="0" meta:image-count="0" meta:object-count="0" meta:page-count="2" meta:paragraph-count="49" meta:word-count="421" meta:character-count="2124" meta:non-whitespace-character-count="1776"/>
  </office:meta>
</office:document-meta>
</file>